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opacity-name="Transparency_20_6" draw:textarea-horizontal-align="left" draw:textarea-vertical-align="top" draw:auto-grow-height="false" fo:min-height="7.429cm" fo:min-width="14.164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4.267cm"/>
    </style:style>
    <style:style style:name="gr4" style:family="graphic" style:parent-style-name="standard">
      <style:graphic-properties draw:opacity="100%" draw:opacity-name="Transparency_20_6" draw:textarea-horizontal-align="left" draw:textarea-vertical-align="top" draw:auto-grow-height="false" fo:min-height="4.599cm" fo:min-width="14.47cm"/>
    </style:style>
    <style:style style:name="gr5" style:family="graphic" style:parent-style-name="standard">
      <style:graphic-properties draw:stroke="none" svg:stroke-color="#000000" draw:fill="none" draw:fill-color="#ffffff" fo:min-height="14.221cm"/>
    </style:style>
    <style:style style:name="gr6" style:family="graphic" style:parent-style-name="standard">
      <style:graphic-properties draw:opacity="100%" draw:opacity-name="Transparency_20_6" draw:textarea-horizontal-align="left" draw:textarea-vertical-align="top" draw:auto-grow-height="false" fo:min-height="4.606cm" fo:min-width="14.47cm"/>
    </style:style>
    <style:style style:name="gr7" style:family="graphic" style:parent-style-name="standard">
      <style:graphic-properties draw:stroke="none" svg:stroke-color="#000000" draw:fill="none" draw:fill-color="#ffffff" fo:min-height="2.544cm"/>
    </style:style>
    <style:style style:name="gr8" style:family="graphic" style:parent-style-name="standard">
      <style:graphic-properties draw:opacity="100%" draw:opacity-name="Transparency_20_6" draw:textarea-horizontal-align="left" draw:textarea-vertical-align="top" draw:auto-grow-height="false" fo:min-height="4.68cm" fo:min-width="14.46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3.941cm"/>
    </style:style>
    <style:style style:name="gr11" style:family="graphic" style:parent-style-name="standard">
      <style:graphic-properties draw:opacity="100%" draw:opacity-name="Transparency_20_6" draw:textarea-horizontal-align="left" draw:textarea-vertical-align="top" draw:auto-grow-height="false" fo:min-height="4.479cm" fo:min-width="11.1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7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opacity="100%" draw:opacity-name="Transparency_20_6" draw:textarea-horizontal-align="left" draw:textarea-vertical-align="top" draw:auto-grow-height="false" fo:min-height="4.45cm" fo:min-width="12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1" style:family="paragraph">
      <style:paragraph-properties fo:text-align="start"/>
    </style:style>
    <style:style style:name="P2" style:family="paragraph">
      <loext:graphic-properties draw:opacity="100%" draw:opacity-name="Transparency_20_6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00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5.494cm" svg:height="8.509cm" svg:x="1.508cm" svg:y="3.032cm">
            <text:p text:style-name="P1"><text:span text:style-name="T1"><text:s/></text:span><text:span text:style-name="T1">&lt;mixers&gt;</text:span></text:p>
            <text:p text:style-name="P1"><text:span text:style-name="T1"><text:s text:c="4"/></text:span><text:span text:style-name="T1">&lt;version&gt;1.0&lt;/version&gt;</text:span></text:p>
            <text:p text:style-name="P1"><text:span text:style-name="T1"><text:s text:c="4"/></text:span><text:span text:style-name="T1">&lt;mixer mfr="Behringer" uuid="b0527d7c-935f-44f7-86ab-101adacf8b80"&gt;</text:span></text:p>
            <text:p text:style-name="P1"><text:span text:style-name="T1"><text:s text:c="6"/></text:span><text:span text:style-name="T1">&lt;strip uuid="62447a24-8660-42f8-89bc-c070397de56f"&gt;</text:span></text:p>
            <text:p text:style-name="P1"><text:span text:style-name="T1"><text:s text:c="8"/></text:span><text:span text:style-name="T1">&lt;name&gt;Ch01&lt;/name&gt;</text:span></text:p>
            <text:p text:style-name="P1"><text:span text:style-name="T1"><text:s text:c="8"/></text:span><text:span text:style-name="T1">&lt;type&gt;input&lt;/type&gt;</text:span></text:p>
            <text:p text:style-name="P1"><text:span text:style-name="T1"><text:s text:c="8"/></text:span><text:span text:style-name="T1">&lt;channum&gt;1&lt;/channum&gt;</text:span></text:p>
            <text:p text:style-name="P1"><text:span text:style-name="T1"><text:s text:c="6"/></text:span><text:span text:style-name="T1">&lt;/strip&gt;</text:span></text:p>
            <text:p text:style-name="P1"><text:span text:style-name="T1"><text:s text:c="4"/></text:span><text:span text:style-name="T1">&lt;mixer mfr="Yamaha" uuid="b3170799-4230-48ce-a79b-a23deef66969"&gt;</text:span></text:p>
            <text:p text:style-name="P1"><text:span text:style-name="T1"><text:s text:c="6"/></text:span><text:span text:style-name="T1">&lt;strip uuid="c558a9a1-3617-476b-b79e-c0de4dbc8687"&gt;</text:span></text:p>
            <text:p text:style-name="P1"><text:span text:style-name="T1"><text:s text:c="8"/></text:span><text:span text:style-name="T1">&lt;name&gt;Ch01&lt;/name&gt;</text:span></text:p>
            <text:p text:style-name="P1"><text:span text:style-name="T1"><text:s text:c="8"/></text:span><text:span text:style-name="T1">&lt;type&gt;input&lt;/type&gt;</text:span></text:p>
            <text:p text:style-name="P1"><text:span text:style-name="T1"><text:s text:c="8"/></text:span><text:span text:style-name="T1">&lt;channum&gt;0&lt;/channum&gt;</text:span></text:p>
            <text:p text:style-name="P1"><text:span text:style-name="T1"><text:s text:c="6"/></text:span><text:span text:style-name="T1">&lt;/strip&gt;</text:span></text:p>
            <text:p text:style-name="P1"><text:span text:style-name="T1"/></text:p>
            <text:p text:style-name="P1"><text:span text:style-name="T1">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239cm" svg:height="0.962cm" svg:x="1.762cm" svg:y="1.889cm">
            <draw:text-box>
              <text:p>_projectmixers.xml</text:p>
            </draw:text-box>
          </draw:frame>
        </draw:g>
        <draw:frame draw:style-name="gr3" draw:text-style-name="P3" draw:layer="layout" svg:width="17.907cm" svg:height="4.517cm" svg:x="1.762cm" svg:y="11.795cm">
          <draw:text-box>
            <text:p>Each mixer has a set of strip elements that define each control strip of the mixer.</text:p>
            <text:p>Each strip element defines the channel type, name and number.</text:p>
            <text:p>The strip uuid is used to access the settings for the strip in each cue.</text:p>
          </draw:text-box>
        </draw:frame>
      </draw:page>
      <draw:page draw:name="page2" draw:style-name="dp1" draw:master-page-name="Default">
        <draw:g>
          <draw:custom-shape draw:style-name="gr4" draw:text-style-name="P2" draw:layer="layout" svg:width="15.494cm" svg:height="5.373cm" svg:x="1.508cm" svg:y="2.612cm">
            <text:p text:style-name="P1"><text:span text:style-name="T1"><text:s text:c="3"/></text:span><text:span text:style-name="T1">&lt;cues&gt;</text:span></text:p>
            <text:p text:style-name="P1"><text:span text:style-name="T1"><text:s text:c="4"/></text:span><text:span text:style-name="T1">&lt;cue uuid="f40e83e1-f69f-4fd7-bd22-5baae2d1fd07"&gt;</text:span></text:p>
            <text:p text:style-name="P1"><text:span text:style-name="T1"><text:s text:c="6"/></text:span><text:span text:style-name="T1">&lt;strip uuid="62447a24-8660-42f8-89bc-c070397de56f"&gt;</text:span></text:p>
            <text:p text:style-name="P1"><text:span text:style-name="T1"><text:s text:c="8"/></text:span><text:span text:style-name="T1">&lt;char uuid="ddc3408a-94a4-4824-8e4a-9ad3f2ba1253"/&gt;</text:span></text:p>
            <text:p text:style-name="P1"><text:span text:style-name="T1"><text:s text:c="8"/></text:span><text:span text:style-name="T1">&lt;stripset uuid="14fe0ff3-2204-4091-9917-892169da94d1"/&gt;</text:span></text:p>
            <text:p text:style-name="P1"><text:span text:style-name="T1"><text:s text:c="6"/></text:span><text:span text:style-name="T1">&lt;/strip&gt;</text:span></text:p>
            <text:p text:style-name="P1"><text:span text:style-name="T1"><text:s text:c="7"/></text:span><text:span text:style-name="T1">&lt;strip uuid="d75044a1-9d19-4bb2-ba9a-d470d69fd0a2"&gt;</text:span></text:p>
            <text:p text:style-name="P1"><text:span text:style-name="T1"><text:s text:c="8"/></text:span><text:span text:style-name="T1">&lt;stripset uuid="14fe0ff3-2204-4091-9917-892169da94d1"/&gt;</text:span></text:p>
            <text:p text:style-name="P1"><text:span text:style-name="T1"><text:s text:c="6"/></text:span><text:span text:style-name="T1">&lt;/strip&gt;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239cm" svg:height="0.962cm" svg:x="1.762cm" svg:y="1.89cm">
            <draw:text-box>
              <text:p>_stripset.xml</text:p>
            </draw:text-box>
          </draw:frame>
        </draw:g>
        <draw:frame draw:style-name="gr5" draw:text-style-name="P3" draw:layer="layout" svg:width="17.907cm" svg:height="14.471cm" svg:x="1.635cm" svg:y="8.493cm">
          <draw:text-box>
            <text:p>Each cue has a strip entry for each strip (for all mixers) by uuid.</text:p>
            <text:p>Each strip element defines the stripset to be used for the cue.</text:p>
            <text:p>Each strip element has at least a stripset element defining the default settings for the strip.</text:p>
            <text:p>If a strip is currently mapped to a character, then the strip will have a char element. Settings in the char element will be used for this cue.</text:p>
            <text:p>If the strip is not mapped to a character (typically, it is a bus, aux, output, etc.) the settings in the stripset element will be used.</text:p>
            <text:p/>
            <text:p>This is where the character to strip is mapped. To set or change which strip a character is on, the char element is added, moved, or deleted in the strip element.</text:p>
            <text:p/>
            <text:p>Note: each cue has a list of all strips from all mixers, no reference to a mixer is required, since the strip is identified by a uuid.</text:p>
            <text:p>The char uuid maps to the character in the _cuechar.xml file.</text:p>
          </draw:text-box>
        </draw:frame>
      </draw:page>
      <draw:page draw:name="page3" draw:style-name="dp1" draw:master-page-name="Default">
        <draw:g>
          <draw:custom-shape draw:style-name="gr6" draw:text-style-name="P2" draw:layer="layout" svg:width="15.494cm" svg:height="5.38cm" svg:x="1.508cm" svg:y="2.732cm">
            <text:p text:style-name="P1"><text:span text:style-name="T1"><text:s text:c="3"/></text:span><text:span text:style-name="T1">&lt;cues&gt;</text:span></text:p>
            <text:p text:style-name="P1"><text:span text:style-name="T1"><text:s text:c="4"/></text:span><text:span text:style-name="T1">&lt;version&gt;1.0&lt;/version&gt;</text:span></text:p>
            <text:p text:style-name="P1"><text:span text:style-name="T1"><text:s text:c="4"/></text:span><text:span text:style-name="T1">&lt;cue uuid="f40e83e1-f69f-4fd7-bd22-5baae2d1fd07"&gt;</text:span></text:p>
            <text:p text:style-name="P1"><text:span text:style-name="T1"><text:s text:c="6"/></text:span><text:span text:style-name="T1">&lt;char uuid="ddc3408a-94a4-4824-8e4a-9ad3f2ba1253"&gt;</text:span></text:p>
            <text:p text:style-name="P1"><text:span text:style-name="T1"><text:s text:c="8"/></text:span><text:span text:style-name="T1">&lt;mute&gt;1&lt;/mute&gt;</text:span></text:p>
            <text:p text:style-name="P1"><text:span text:style-name="T1"><text:s text:c="8"/></text:span><text:span text:style-name="T1">&lt;onstage&gt;0&lt;/onstage&gt;</text:span></text:p>
            <text:p text:style-name="P1"><text:span text:style-name="T1"><text:s text:c="8"/></text:span><text:span text:style-name="T1">&lt;level&gt;0&lt;/level&gt;</text:span></text:p>
            <text:p text:style-name="P1"><text:span text:style-name="T1"><text:s text:c="8"/></text:span><text:span text:style-name="T1">&lt;eq uuid="eq uuid"/&gt;</text:span></text:p>
            <text:p text:style-name="P1"><text:span text:style-name="T1"><text:s text:c="8"/></text:span><text:span text:style-name="T1">&lt;routing uuid="routing uuid"/&gt;</text:span></text:p>
            <text:p text:style-name="P1"><text:span text:style-name="T1"><text:s text:c="6"/></text:span><text:span text:style-name="T1">&lt;/char&gt;</text:span></text:p>
            <text:p text:style-name="P1"><text:span text:style-name="T1">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239cm" svg:height="0.962cm" svg:x="1.762cm" svg:y="1.89cm">
            <draw:text-box>
              <text:p>_cuechar.xml</text:p>
            </draw:text-box>
          </draw:frame>
        </draw:g>
        <draw:frame draw:style-name="gr7" draw:text-style-name="P3" draw:layer="layout" svg:width="17.907cm" svg:height="2.794cm" svg:x="1.508cm" svg:y="8.62cm">
          <draw:text-box>
            <text:p>Each cue has an element for each character.</text:p>
            <text:p>The character uuid is defined in the _char.xml file (this file also provides the link to the actor uuid).</text:p>
          </draw:text-box>
        </draw:frame>
        <draw:g>
          <draw:custom-shape draw:style-name="gr8" draw:text-style-name="P2" draw:layer="layout" svg:width="15.494cm" svg:height="5.462cm" svg:x="1.254cm" svg:y="13.826cm">
            <text:p text:style-name="P1"><text:span text:style-name="T1"><text:s text:c="3"/></text:span><text:span text:style-name="T1">&lt;cues&gt;</text:span></text:p>
            <text:p text:style-name="P1"><text:span text:style-name="T1"><text:s text:c="4"/></text:span><text:span text:style-name="T1">&lt;version&gt;1.0&lt;/version&gt;</text:span></text:p>
            <text:p text:style-name="P1"><text:span text:style-name="T1"><text:s text:c="4"/></text:span><text:span text:style-name="T1">&lt;cue uuid="f40e83e1-f69f-4fd7-bd22-5baae2d1fd07"&gt;</text:span></text:p>
            <text:p text:style-name="P1"><text:span text:style-name="T1"><text:s text:c="6"/></text:span><text:span text:style-name="T1">&lt;stripset uuid="14fe0ff3-2204-4091-9917-892169da94d1"/&gt;</text:span></text:p>
            <text:p text:style-name="P1"><text:span text:style-name="T1"><text:s text:c="8"/></text:span><text:span text:style-name="T1">&lt;mute&gt;1&lt;/mute&gt;</text:span></text:p>
            <text:p text:style-name="P1"><text:span text:style-name="T1"><text:s text:c="8"/></text:span><text:span text:style-name="T1">&lt;onstage&gt;0&lt;/onstage&gt;</text:span></text:p>
            <text:p text:style-name="P1"><text:span text:style-name="T1"><text:s text:c="8"/></text:span><text:span text:style-name="T1">&lt;level&gt;0&lt;/level&gt;</text:span></text:p>
            <text:p text:style-name="P1"><text:span text:style-name="T1"><text:s text:c="8"/></text:span><text:span text:style-name="T1">&lt;eq uuid="eq uuid"/&gt;</text:span></text:p>
            <text:p text:style-name="P1"><text:span text:style-name="T1"><text:s text:c="8"/></text:span><text:span text:style-name="T1">&lt;routing uuid="routing uuid"/&gt;</text:span></text:p>
            <text:p text:style-name="P1"><text:span text:style-name="T1"><text:s text:c="6"/></text:span><text:span text:style-name="T1">&lt;/stripset&gt;</text:span></text:p>
            <text:p text:style-name="P1"><text:span text:style-name="T1">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239cm" svg:height="0.962cm" svg:x="1.508cm" svg:y="12.938cm">
            <draw:text-box>
              <text:p>_cuestripset.xml</text:p>
            </draw:text-box>
          </draw:frame>
        </draw:g>
        <draw:frame draw:style-name="gr9" draw:text-style-name="P3" draw:layer="layout" svg:width="17.907cm" svg:height="1.673cm" svg:x="1.508cm" svg:y="19.923cm">
          <draw:text-box>
            <text:p>Each cue has an element for each stripset.</text:p>
            <text:p/>
          </draw:text-box>
        </draw:frame>
        <draw:frame draw:style-name="gr10" draw:text-style-name="P3" draw:layer="layout" svg:width="18.415cm" svg:height="4.191cm" svg:x="1.381cm" svg:y="22.209cm">
          <draw:text-box>
            <text:p>The object is to have settings available for things other than inputs. Thus allowing mixer control of aux, bus, or outputs for example per cue.</text:p>
          </draw:text-box>
        </draw:frame>
      </draw:page>
      <draw:page draw:name="page4" draw:style-name="dp1" draw:master-page-name="Default">
        <draw:g xml:id="id3" draw:id="id3">
          <draw:custom-shape draw:style-name="gr11" draw:text-style-name="P2" draw:layer="layout" svg:width="12.192cm" svg:height="5.239cm" svg:x="7.223cm" svg:y="15.065cm">
            <text:p text:style-name="P1"><text:span text:style-name="T1"><text:s text:c="3"/></text:span><text:span text:style-name="T1">&lt;cues&gt;</text:span></text:p>
            <text:p text:style-name="P1"><text:span text:style-name="T1"><text:s text:c="4"/></text:span><text:span text:style-name="T1">&lt;version&gt;1.0&lt;/version&gt;</text:span></text:p>
            <text:p text:style-name="P1"><text:span text:style-name="T1"><text:s text:c="4"/></text:span><text:span text:style-name="T1">&lt;cue uuid="f40e83e1-f69f-4fd7-bd22-5baae2d1fd07"&gt;</text:span></text:p>
            <text:p text:style-name="P1"><text:span text:style-name="T1"><text:s text:c="6"/></text:span><text:span text:style-name="T2">&lt;char uuid="ddc3408a-94a4-4824-8e4a-9ad3f2ba1253"&gt;</text:span></text:p>
            <text:p text:style-name="P1"><text:span text:style-name="T1"><text:s text:c="8"/></text:span><text:span text:style-name="T1">&lt;mute&gt;1&lt;/mute&gt;</text:span></text:p>
            <text:p text:style-name="P1"><text:span text:style-name="T1"><text:s text:c="8"/></text:span><text:span text:style-name="T1">&lt;onstage&gt;0&lt;/onstage&gt;</text:span></text:p>
            <text:p text:style-name="P1"><text:span text:style-name="T1"><text:s text:c="8"/></text:span><text:span text:style-name="T1">&lt;level&gt;0&lt;/level&gt;</text:span></text:p>
            <text:p text:style-name="P1"><text:span text:style-name="T1"><text:s text:c="8"/></text:span><text:span text:style-name="T1">&lt;eq uuid="eq uuid"/&gt;</text:span></text:p>
            <text:p text:style-name="P1"><text:span text:style-name="T1"><text:s text:c="8"/></text:span><text:span text:style-name="T1">&lt;routing uuid="routing uuid"/&gt;</text:span></text:p>
            <text:p text:style-name="P1"><text:span text:style-name="T1"><text:s text:c="6"/></text:span><text:span text:style-name="T1">&lt;/char&gt;</text:span></text:p>
            <text:p text:style-name="P1"><text:span text:style-name="T1"><text:s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5.874cm" svg:height="0.962cm" svg:x="7.223cm" svg:y="14.089cm">
            <draw:text-box>
              <text:p>_cuechar.xml</text:p>
            </draw:text-box>
          </draw:frame>
        </draw:g>
        <draw:g xml:id="id1" draw:id="id1">
          <draw:custom-shape draw:style-name="gr4" draw:text-style-name="P2" draw:layer="layout" svg:width="15.494cm" svg:height="5.373cm" svg:x="1.381cm" svg:y="4.066cm">
            <text:p text:style-name="P1"><text:span text:style-name="T1"><text:s text:c="3"/></text:span><text:span text:style-name="T1">&lt;cues&gt;</text:span></text:p>
            <text:p text:style-name="P1"><text:span text:style-name="T1"><text:s text:c="4"/></text:span><text:span text:style-name="T2">&lt;cue uuid="f40e83e1-f69f-4fd7-bd22-5baae2d1fd07"&gt;</text:span></text:p>
            <text:p text:style-name="P1"><text:span text:style-name="T1"><text:s text:c="6"/></text:span><text:span text:style-name="T1">&lt;strip uuid="62447a24-8660-42f8-89bc-c070397de56f"&gt;</text:span></text:p>
            <text:p text:style-name="P1"><text:span text:style-name="T1"><text:s text:c="8"/></text:span><text:span text:style-name="T1">&lt;char uuid="ddc3408a-94a4-4824-8e4a-9ad3f2ba1253"/&gt;</text:span></text:p>
            <text:p text:style-name="P1"><text:span text:style-name="T1"><text:s text:c="8"/></text:span><text:span text:style-name="T1">&lt;stripset uuid="14fe0ff3-2204-4091-9917-892169da94d1"/&gt;</text:span></text:p>
            <text:p text:style-name="P1"><text:span text:style-name="T1"><text:s text:c="6"/></text:span><text:span text:style-name="T1">&lt;/strip&gt;</text:span></text:p>
            <text:p text:style-name="P1"><text:span text:style-name="T1"><text:s text:c="7"/></text:span><text:span text:style-name="T1">&lt;strip uuid="d75044a1-9d19-4bb2-ba9a-d470d69fd0a2"&gt;</text:span></text:p>
            <text:p text:style-name="P1"><text:span text:style-name="T1"><text:s text:c="8"/></text:span><text:span text:style-name="T1">&lt;stripset uuid="14fe0ff3-2204-4091-9917-892169da94d1"/&gt;</text:span></text:p>
            <text:p text:style-name="P1"><text:span text:style-name="T1"><text:s text:c="6"/></text:span><text:span text:style-name="T1">&lt;/strip&gt;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239cm" svg:height="0.962cm" svg:x="1.635cm" svg:y="3.344cm">
            <draw:text-box>
              <text:p>_stripset.xml</text:p>
            </draw:text-box>
          </draw:frame>
        </draw:g>
        <draw:frame draw:style-name="gr12" draw:text-style-name="P3" draw:layer="layout" svg:width="12.872cm" svg:height="1.673cm" svg:x="1.508cm" svg:y="1.381cm">
          <draw:text-box>
            <text:p>To execute a cue:</text:p>
            <text:p>Find the cue in the _stripset.xml by cue uuid</text:p>
          </draw:text-box>
        </draw:frame>
        <draw:frame draw:style-name="gr13" draw:text-style-name="P3" xml:id="id2" draw:id="id2" draw:layer="layout" svg:width="13.388cm" svg:height="2.384cm" svg:x="2.27cm" svg:y="10.554cm">
          <draw:text-box>
            <text:p>Loop through all strips of the cue by strip uuid finding the char uuid or the stripset uuid</text:p>
          </draw:text-box>
        </draw:frame>
        <draw:connector draw:style-name="gr14" draw:text-style-name="P4" draw:layer="layout" svg:x1="9.128cm" svg:y1="9.439cm" svg:x2="8.964cm" svg:y2="10.554cm" draw:start-shape="id1" draw:end-shape="id2" svg:d="M9128 9439v558h-164v557" svg:viewBox="0 0 165 1116">
          <text:p/>
        </draw:connector>
        <draw:connector draw:style-name="gr14" draw:text-style-name="P4" draw:layer="layout" svg:x1="15.658cm" svg:y1="11.746cm" svg:x2="7.223cm" svg:y2="17.196cm" draw:start-shape="id2" draw:start-glue-point="1" draw:end-shape="id3" draw:end-glue-point="3" svg:d="M15658 11746h501v1768h-9437v3682h501" svg:viewBox="0 0 9438 5451">
          <text:p/>
        </draw:connector>
        <draw:connector draw:style-name="gr14" draw:text-style-name="P4" draw:layer="layout" draw:line-skew="3.764cm 3.746cm 0.121cm" svg:x1="15.658cm" svg:y1="11.746cm" svg:x2="7.096cm" svg:y2="23.733cm" draw:start-shape="id2" draw:start-glue-point="1" draw:end-shape="id4" draw:end-glue-point="3" svg:d="M15658 11746h4265v8812h-13208v3175h381" svg:viewBox="0 0 13209 11988">
          <text:p/>
        </draw:connector>
        <draw:g xml:id="id4" draw:id="id4">
          <draw:custom-shape draw:style-name="gr15" draw:text-style-name="P2" draw:layer="layout" svg:width="13.081cm" svg:height="5.208cm" svg:x="7.096cm" svg:y="21.573cm">
            <text:p text:style-name="P1"><text:span text:style-name="T1"><text:s text:c="3"/></text:span><text:span text:style-name="T1">&lt;cues&gt;</text:span></text:p>
            <text:p text:style-name="P1"><text:span text:style-name="T1"><text:s text:c="4"/></text:span><text:span text:style-name="T1">&lt;version&gt;1.0&lt;/version&gt;</text:span></text:p>
            <text:p text:style-name="P1"><text:span text:style-name="T1"><text:s text:c="4"/></text:span><text:span text:style-name="T1">&lt;cue uuid="f40e83e1-f69f-4fd7-bd22-5baae2d1fd07"&gt;</text:span></text:p>
            <text:p text:style-name="P1"><text:span text:style-name="T1"><text:s text:c="6"/></text:span><text:span text:style-name="T2">&lt;stripset uuid="14fe0ff3-2204-4091-9917-892169da94d1"/&gt;</text:span></text:p>
            <text:p text:style-name="P1"><text:span text:style-name="T1"><text:s text:c="8"/></text:span><text:span text:style-name="T1">&lt;mute&gt;1&lt;/mute&gt;</text:span></text:p>
            <text:p text:style-name="P1"><text:span text:style-name="T1"><text:s text:c="8"/></text:span><text:span text:style-name="T1">&lt;onstage&gt;0&lt;/onstage&gt;</text:span></text:p>
            <text:p text:style-name="P1"><text:span text:style-name="T1"><text:s text:c="8"/></text:span><text:span text:style-name="T1">&lt;level&gt;0&lt;/level&gt;</text:span></text:p>
            <text:p text:style-name="P1"><text:span text:style-name="T1"><text:s text:c="8"/></text:span><text:span text:style-name="T1">&lt;eq uuid="eq uuid"/&gt;</text:span></text:p>
            <text:p text:style-name="P1"><text:span text:style-name="T1"><text:s text:c="8"/></text:span><text:span text:style-name="T1">&lt;routing uuid="routing uuid"/&gt;</text:span></text:p>
            <text:p text:style-name="P1"><text:span text:style-name="T1"><text:s text:c="6"/></text:span><text:span text:style-name="T1">&lt;/stripset&gt;</text:span></text:p>
            <text:p text:style-name="P1"><text:span text:style-name="T1">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239cm" svg:height="0.962cm" svg:x="7.35cm" svg:y="20.685cm">
            <draw:text-box>
              <text:p>_cuestripset.xml</text:p>
            </draw:text-box>
          </draw:frame>
        </draw:g>
        <draw:frame draw:style-name="gr16" draw:text-style-name="P3" draw:layer="layout" svg:width="5.207cm" svg:height="3.806cm" svg:x="1.127cm" svg:y="14.081cm">
          <draw:text-box>
            <text:p>_cuechar.xml has the character specifics for this strip for this cue </text:p>
          </draw:text-box>
        </draw:frame>
        <draw:frame draw:style-name="gr16" draw:text-style-name="P3" draw:layer="layout" svg:width="5.207cm" svg:height="3.095cm" svg:x="1.127cm" svg:y="21.07cm">
          <draw:text-box>
            <text:p>_cuestripset.xml has the strip specifics for this strip for this cue </text:p>
          </draw:text-box>
        </draw:frame>
        <draw:frame draw:style-name="gr17" draw:text-style-name="P6" draw:layer="layout" svg:width="5.334cm" svg:height="2.615cm" svg:x="1.381cm" svg:y="24.368cm">
          <draw:text-box>
            <text:p text:style-name="P5"><text:span text:style-name="T3">This typically means there is no character assigned to this strip. The strip is being used for something other than a character or, for example, is an is an output, aux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4:36:37.126674900</meta:creation-date>
    <dc:date>2018-01-26T10:05:00.203933167</dc:date>
    <meta:editing-duration>PT42M50S</meta:editing-duration>
    <meta:editing-cycles>7</meta:editing-cycles>
    <meta:generator>LibreOffice/5.1.6.2$Linux_X86_64 LibreOffice_project/10m0$Build-2</meta:generator>
    <meta:document-statistic meta:object-count="34"/>
  </office:meta>
</office:document-meta>
</file>